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36in"/>
    </style:style>
    <style:style style:name="co2" style:family="table-column">
      <style:table-column-properties fo:break-before="auto" style:column-width="1.0374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5945in"/>
    </style:style>
    <style:style style:name="co5" style:family="table-column">
      <style:table-column-properties fo:break-before="auto" style:column-width="0.5346in"/>
    </style:style>
    <style:style style:name="co6" style:family="table-column">
      <style:table-column-properties fo:break-before="auto" style:column-width="1.3654in"/>
    </style:style>
    <style:style style:name="co7" style:family="table-column">
      <style:table-column-properties fo:break-before="auto" style:column-width="1.2126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5" table:default-cell-style-name="Default"/>
        <table:table-column table:style-name="co7" table:default-cell-style-name="Default"/>
        <table:table-row table:style-name="ro1">
          <table:table-cell office:value-type="string">
            <text:p>Level</text:p>
          </table:table-cell>
          <table:table-cell office:value-type="string">
            <text:p>Base XP</text:p>
          </table:table-cell>
          <table:table-cell office:value-type="string">
            <text:p>Total XP</text:p>
          </table:table-cell>
          <table:table-cell office:value-type="string">
            <text:p>xp needed</text:p>
          </table:table-cell>
          <table:table-cell office:value-type="string">
            <text:p>&lt;&lt;&lt;&lt;</text:p>
          </table:table-cell>
          <table:table-cell office:value-type="string">
            <text:p>good for max lvl 100</text:p>
          </table:table-cell>
          <table:table-cell office:value-type="string">
            <text:p>Level</text:p>
          </table:table-cell>
          <table:table-cell office:value-type="string">
            <text:p>Base XP</text:p>
          </table:table-cell>
          <table:table-cell office:value-type="string">
            <text:p>Total XP</text:p>
          </table:table-cell>
          <table:table-cell office:value-type="string">
            <text:p>xp needed</text:p>
          </table:table-cell>
          <table:table-cell office:value-type="string">
            <text:p>&lt;&lt;&lt;&lt;</text:p>
          </table:table-cell>
          <table:table-cell office:value-type="string">
            <text:p>good for max lvl 2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formula="of:=[.A2]^2 *[.B2]" office:value-type="float" office:value="100">
            <text:p>100</text:p>
          </table:table-cell>
          <table:table-cell table:formula="of:=100-0" office:value-type="float" office:value="100">
            <text:p>10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formula="of:=[.G2]^3 *[.H2]" office:value-type="float" office:value="50">
            <text:p>50</text:p>
          </table:table-cell>
          <table:table-cell table:formula="of:=[.I2]-0" office:value-type="float" office:value="50">
            <text:p>50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formula="of:=[.A3]^2 *[.B3]" office:value-type="float" office:value="400">
            <text:p>400</text:p>
          </table:table-cell>
          <table:table-cell table:formula="of:=[.C3]-[.C2]" office:value-type="float" office:value="300">
            <text:p>30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table:formula="of:=[.G3]^3 *[.H3]" office:value-type="float" office:value="400">
            <text:p>400</text:p>
          </table:table-cell>
          <table:table-cell table:formula="of:=[.I3]-[.I2]" office:value-type="float" office:value="350">
            <text:p>350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table:formula="of:=[.A4]^2 *[.B4]" office:value-type="float" office:value="900">
            <text:p>900</text:p>
          </table:table-cell>
          <table:table-cell table:formula="of:=[.C4]-[.C3]" office:value-type="float" office:value="500">
            <text:p>500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formula="of:=[.G4]^3 *[.H4]" office:value-type="float" office:value="1350">
            <text:p>1350</text:p>
          </table:table-cell>
          <table:table-cell table:formula="of:=[.I4]-[.I3]" office:value-type="float" office:value="950">
            <text:p>950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table:formula="of:=[.A5]^2 *[.B5]" office:value-type="float" office:value="1600">
            <text:p>1600</text:p>
          </table:table-cell>
          <table:table-cell table:formula="of:=[.C5]-[.C4]" office:value-type="float" office:value="700">
            <text:p>700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table:formula="of:=[.G5]^3 *[.H5]" office:value-type="float" office:value="3200">
            <text:p>3200</text:p>
          </table:table-cell>
          <table:table-cell table:formula="of:=[.I5]-[.I4]" office:value-type="float" office:value="1850">
            <text:p>1850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table:formula="of:=[.A6]^2 *[.B6]" office:value-type="float" office:value="2500">
            <text:p>2500</text:p>
          </table:table-cell>
          <table:table-cell table:formula="of:=[.C6]-[.C5]" office:value-type="float" office:value="900">
            <text:p>900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table:formula="of:=[.G6]^3 *[.H6]" office:value-type="float" office:value="6250">
            <text:p>6250</text:p>
          </table:table-cell>
          <table:table-cell table:formula="of:=[.I6]-[.I5]" office:value-type="float" office:value="3050">
            <text:p>3050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table:formula="of:=[.A7]^2 *[.B7]" office:value-type="float" office:value="3600">
            <text:p>3600</text:p>
          </table:table-cell>
          <table:table-cell table:formula="of:=[.C7]-[.C6]" office:value-type="float" office:value="1100">
            <text:p>1100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table:formula="of:=[.G7]^3 *[.H7]" office:value-type="float" office:value="10800">
            <text:p>10800</text:p>
          </table:table-cell>
          <table:table-cell table:formula="of:=[.I7]-[.I6]" office:value-type="float" office:value="4550">
            <text:p>4550</text:p>
          </table:table-cell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00">
            <text:p>100</text:p>
          </table:table-cell>
          <table:table-cell table:formula="of:=[.A8]^2 *[.B8]" office:value-type="float" office:value="4900">
            <text:p>4900</text:p>
          </table:table-cell>
          <table:table-cell table:formula="of:=[.C8]-[.C7]" office:value-type="float" office:value="1300">
            <text:p>1300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table:formula="of:=[.G8]^3 *[.H8]" office:value-type="float" office:value="17150">
            <text:p>17150</text:p>
          </table:table-cell>
          <table:table-cell table:formula="of:=[.I8]-[.I7]" office:value-type="float" office:value="6350">
            <text:p>6350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table:formula="of:=[.A9]^2 *[.B9]" office:value-type="float" office:value="6400">
            <text:p>6400</text:p>
          </table:table-cell>
          <table:table-cell table:formula="of:=[.C9]-[.C8]" office:value-type="float" office:value="1500">
            <text:p>1500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table:formula="of:=[.G9]^3 *[.H9]" office:value-type="float" office:value="25600">
            <text:p>25600</text:p>
          </table:table-cell>
          <table:table-cell table:formula="of:=[.I9]-[.I8]" office:value-type="float" office:value="8450">
            <text:p>8450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00">
            <text:p>100</text:p>
          </table:table-cell>
          <table:table-cell table:formula="of:=[.A10]^2 *[.B10]" office:value-type="float" office:value="8100">
            <text:p>8100</text:p>
          </table:table-cell>
          <table:table-cell table:formula="of:=[.C10]-[.C9]" office:value-type="float" office:value="1700">
            <text:p>1700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table:formula="of:=[.G10]^3 *[.H10]" office:value-type="float" office:value="36450">
            <text:p>36450</text:p>
          </table:table-cell>
          <table:table-cell table:formula="of:=[.I10]-[.I9]" office:value-type="float" office:value="10850">
            <text:p>10850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table:formula="of:=[.A11]^2 *[.B11]" office:value-type="float" office:value="10000">
            <text:p>10000</text:p>
          </table:table-cell>
          <table:table-cell table:formula="of:=[.C11]-[.C10]" office:value-type="float" office:value="1900">
            <text:p>1900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[.G11]^3 *[.H11]" office:value-type="float" office:value="50000">
            <text:p>50000</text:p>
          </table:table-cell>
          <table:table-cell table:formula="of:=[.I11]-[.I10]" office:value-type="float" office:value="13550">
            <text:p>13550</text:p>
          </table:table-cell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00">
            <text:p>100</text:p>
          </table:table-cell>
          <table:table-cell table:formula="of:=[.A12]^2 *[.B12]" office:value-type="float" office:value="12100">
            <text:p>12100</text:p>
          </table:table-cell>
          <table:table-cell table:formula="of:=[.C12]-[.C11]" office:value-type="float" office:value="2100">
            <text:p>2100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table:formula="of:=[.G12]^3 *[.H12]" office:value-type="float" office:value="66550">
            <text:p>66550</text:p>
          </table:table-cell>
          <table:table-cell table:formula="of:=[.I12]-[.I11]" office:value-type="float" office:value="16550">
            <text:p>16550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00">
            <text:p>100</text:p>
          </table:table-cell>
          <table:table-cell table:formula="of:=[.A13]^2 *[.B13]" office:value-type="float" office:value="14400">
            <text:p>14400</text:p>
          </table:table-cell>
          <table:table-cell table:formula="of:=[.C13]-[.C12]" office:value-type="float" office:value="2300">
            <text:p>2300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table:formula="of:=[.G13]^3 *[.H13]" office:value-type="float" office:value="86400">
            <text:p>86400</text:p>
          </table:table-cell>
          <table:table-cell table:formula="of:=[.I13]-[.I12]" office:value-type="float" office:value="19850">
            <text:p>19850</text:p>
          </table:table-cell>
          <table:table-cell table:number-columns-repeated="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00">
            <text:p>100</text:p>
          </table:table-cell>
          <table:table-cell table:formula="of:=[.A14]^2 *[.B14]" office:value-type="float" office:value="16900">
            <text:p>16900</text:p>
          </table:table-cell>
          <table:table-cell table:formula="of:=[.C14]-[.C13]" office:value-type="float" office:value="2500">
            <text:p>2500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50">
            <text:p>50</text:p>
          </table:table-cell>
          <table:table-cell table:formula="of:=[.G14]^3 *[.H14]" office:value-type="float" office:value="109850">
            <text:p>109850</text:p>
          </table:table-cell>
          <table:table-cell table:formula="of:=[.I14]-[.I13]" office:value-type="float" office:value="23450">
            <text:p>23450</text:p>
          </table:table-cell>
          <table:table-cell table:number-columns-repeated="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00">
            <text:p>100</text:p>
          </table:table-cell>
          <table:table-cell table:formula="of:=[.A15]^2 *[.B15]" office:value-type="float" office:value="19600">
            <text:p>19600</text:p>
          </table:table-cell>
          <table:table-cell table:formula="of:=[.C15]-[.C14]" office:value-type="float" office:value="2700">
            <text:p>2700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50">
            <text:p>50</text:p>
          </table:table-cell>
          <table:table-cell table:formula="of:=[.G15]^3 *[.H15]" office:value-type="float" office:value="137200">
            <text:p>137200</text:p>
          </table:table-cell>
          <table:table-cell table:formula="of:=[.I15]-[.I14]" office:value-type="float" office:value="27350">
            <text:p>27350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table:formula="of:=[.A16]^2 *[.B16]" office:value-type="float" office:value="22500">
            <text:p>22500</text:p>
          </table:table-cell>
          <table:table-cell table:formula="of:=[.C16]-[.C15]" office:value-type="float" office:value="2900">
            <text:p>2900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table:formula="of:=[.G16]^3 *[.H16]" office:value-type="float" office:value="168750">
            <text:p>168750</text:p>
          </table:table-cell>
          <table:table-cell table:formula="of:=[.I16]-[.I15]" office:value-type="float" office:value="31550">
            <text:p>31550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table:formula="of:=[.A17]^2 *[.B17]" office:value-type="float" office:value="25600">
            <text:p>25600</text:p>
          </table:table-cell>
          <table:table-cell table:formula="of:=[.C17]-[.C16]" office:value-type="float" office:value="3100">
            <text:p>3100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float" office:value="50">
            <text:p>50</text:p>
          </table:table-cell>
          <table:table-cell table:formula="of:=[.G17]^3 *[.H17]" office:value-type="float" office:value="204800">
            <text:p>204800</text:p>
          </table:table-cell>
          <table:table-cell table:formula="of:=[.I17]-[.I16]" office:value-type="float" office:value="36050">
            <text:p>36050</text:p>
          </table:table-cell>
          <table:table-cell table:number-columns-repeated="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00">
            <text:p>100</text:p>
          </table:table-cell>
          <table:table-cell table:formula="of:=[.A18]^2 *[.B18]" office:value-type="float" office:value="28900">
            <text:p>28900</text:p>
          </table:table-cell>
          <table:table-cell table:formula="of:=[.C18]-[.C17]" office:value-type="float" office:value="3300">
            <text:p>3300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float" office:value="50">
            <text:p>50</text:p>
          </table:table-cell>
          <table:table-cell table:formula="of:=[.G18]^3 *[.H18]" office:value-type="float" office:value="245650">
            <text:p>245650</text:p>
          </table:table-cell>
          <table:table-cell table:formula="of:=[.I18]-[.I17]" office:value-type="float" office:value="40850">
            <text:p>40850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00">
            <text:p>100</text:p>
          </table:table-cell>
          <table:table-cell table:formula="of:=[.A19]^2 *[.B19]" office:value-type="float" office:value="32400">
            <text:p>32400</text:p>
          </table:table-cell>
          <table:table-cell table:formula="of:=[.C19]-[.C18]" office:value-type="float" office:value="3500">
            <text:p>3500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float" office:value="50">
            <text:p>50</text:p>
          </table:table-cell>
          <table:table-cell table:formula="of:=[.G19]^3 *[.H19]" office:value-type="float" office:value="291600">
            <text:p>291600</text:p>
          </table:table-cell>
          <table:table-cell table:formula="of:=[.I19]-[.I18]" office:value-type="float" office:value="45950">
            <text:p>45950</text:p>
          </table:table-cell>
          <table:table-cell table:number-columns-repeated="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table:formula="of:=[.A20]^2 *[.B20]" office:value-type="float" office:value="36100">
            <text:p>36100</text:p>
          </table:table-cell>
          <table:table-cell table:formula="of:=[.C20]-[.C19]" office:value-type="float" office:value="3700">
            <text:p>3700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float" office:value="50">
            <text:p>50</text:p>
          </table:table-cell>
          <table:table-cell table:formula="of:=[.G20]^3 *[.H20]" office:value-type="float" office:value="342950">
            <text:p>342950</text:p>
          </table:table-cell>
          <table:table-cell table:formula="of:=[.I20]-[.I19]" office:value-type="float" office:value="51350">
            <text:p>51350</text:p>
          </table:table-cell>
          <table:table-cell table:number-columns-repeated="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[.A21]^2 *[.B21]" office:value-type="float" office:value="40000">
            <text:p>40000</text:p>
          </table:table-cell>
          <table:table-cell table:formula="of:=[.C21]-[.C20]" office:value-type="float" office:value="3900">
            <text:p>3900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formula="of:=[.G21]^3 *[.H21]" office:value-type="float" office:value="400000">
            <text:p>400000</text:p>
          </table:table-cell>
          <table:table-cell table:formula="of:=[.I21]-[.I20]" office:value-type="float" office:value="57050">
            <text:p>57050</text:p>
          </table:table-cell>
          <table:table-cell table:number-columns-repeated="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00">
            <text:p>100</text:p>
          </table:table-cell>
          <table:table-cell table:formula="of:=[.A22]^2 *[.B22]" office:value-type="float" office:value="44100">
            <text:p>44100</text:p>
          </table:table-cell>
          <table:table-cell table:formula="of:=[.C22]-[.C21]" office:value-type="float" office:value="4100">
            <text:p>4100</text:p>
          </table:table-cell>
          <table:table-cell table:number-columns-repeated="8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00">
            <text:p>100</text:p>
          </table:table-cell>
          <table:table-cell table:formula="of:=[.A23]^2 *[.B23]" office:value-type="float" office:value="48400">
            <text:p>48400</text:p>
          </table:table-cell>
          <table:table-cell table:formula="of:=[.C23]-[.C22]" office:value-type="float" office:value="4300">
            <text:p>4300</text:p>
          </table:table-cell>
          <table:table-cell table:number-columns-repeated="8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00">
            <text:p>100</text:p>
          </table:table-cell>
          <table:table-cell table:formula="of:=[.A24]^2 *[.B24]" office:value-type="float" office:value="52900">
            <text:p>52900</text:p>
          </table:table-cell>
          <table:table-cell table:formula="of:=[.C24]-[.C23]" office:value-type="float" office:value="4500">
            <text:p>4500</text:p>
          </table:table-cell>
          <table:table-cell table:number-columns-repeated="8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table:formula="of:=[.A25]^2 *[.B25]" office:value-type="float" office:value="57600">
            <text:p>57600</text:p>
          </table:table-cell>
          <table:table-cell table:formula="of:=[.C25]-[.C24]" office:value-type="float" office:value="4700">
            <text:p>4700</text:p>
          </table:table-cell>
          <table:table-cell table:number-columns-repeated="8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table:formula="of:=[.A26]^2 *[.B26]" office:value-type="float" office:value="62500">
            <text:p>62500</text:p>
          </table:table-cell>
          <table:table-cell table:formula="of:=[.C26]-[.C25]" office:value-type="float" office:value="4900">
            <text:p>4900</text:p>
          </table:table-cell>
          <table:table-cell table:number-columns-repeated="8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00">
            <text:p>100</text:p>
          </table:table-cell>
          <table:table-cell table:formula="of:=[.A27]^2 *[.B27]" office:value-type="float" office:value="67600">
            <text:p>67600</text:p>
          </table:table-cell>
          <table:table-cell table:formula="of:=[.C27]-[.C26]" office:value-type="float" office:value="5100">
            <text:p>5100</text:p>
          </table:table-cell>
          <table:table-cell table:number-columns-repeated="8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00">
            <text:p>100</text:p>
          </table:table-cell>
          <table:table-cell table:formula="of:=[.A28]^2 *[.B28]" office:value-type="float" office:value="72900">
            <text:p>72900</text:p>
          </table:table-cell>
          <table:table-cell table:formula="of:=[.C28]-[.C27]" office:value-type="float" office:value="5300">
            <text:p>5300</text:p>
          </table:table-cell>
          <table:table-cell table:number-columns-repeated="8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00">
            <text:p>100</text:p>
          </table:table-cell>
          <table:table-cell table:formula="of:=[.A29]^2 *[.B29]" office:value-type="float" office:value="78400">
            <text:p>78400</text:p>
          </table:table-cell>
          <table:table-cell table:formula="of:=[.C29]-[.C28]" office:value-type="float" office:value="5500">
            <text:p>5500</text:p>
          </table:table-cell>
          <table:table-cell table:number-columns-repeated="8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00">
            <text:p>100</text:p>
          </table:table-cell>
          <table:table-cell table:formula="of:=[.A30]^2 *[.B30]" office:value-type="float" office:value="84100">
            <text:p>84100</text:p>
          </table:table-cell>
          <table:table-cell table:formula="of:=[.C30]-[.C29]" office:value-type="float" office:value="5700">
            <text:p>5700</text:p>
          </table:table-cell>
          <table:table-cell table:number-columns-repeated="8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table:formula="of:=[.A31]^2 *[.B31]" office:value-type="float" office:value="90000">
            <text:p>90000</text:p>
          </table:table-cell>
          <table:table-cell table:formula="of:=[.C31]-[.C30]" office:value-type="float" office:value="5900">
            <text:p>5900</text:p>
          </table:table-cell>
          <table:table-cell table:number-columns-repeated="8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00">
            <text:p>100</text:p>
          </table:table-cell>
          <table:table-cell table:formula="of:=[.A32]^2 *[.B32]" office:value-type="float" office:value="96100">
            <text:p>96100</text:p>
          </table:table-cell>
          <table:table-cell table:formula="of:=[.C32]-[.C31]" office:value-type="float" office:value="6100">
            <text:p>6100</text:p>
          </table:table-cell>
          <table:table-cell table:number-columns-repeated="8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00">
            <text:p>100</text:p>
          </table:table-cell>
          <table:table-cell table:formula="of:=[.A33]^2 *[.B33]" office:value-type="float" office:value="102400">
            <text:p>102400</text:p>
          </table:table-cell>
          <table:table-cell table:formula="of:=[.C33]-[.C32]" office:value-type="float" office:value="6300">
            <text:p>6300</text:p>
          </table:table-cell>
          <table:table-cell table:number-columns-repeated="8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00">
            <text:p>100</text:p>
          </table:table-cell>
          <table:table-cell table:formula="of:=[.A34]^2 *[.B34]" office:value-type="float" office:value="108900">
            <text:p>108900</text:p>
          </table:table-cell>
          <table:table-cell table:formula="of:=[.C34]-[.C33]" office:value-type="float" office:value="6500">
            <text:p>6500</text:p>
          </table:table-cell>
          <table:table-cell table:number-columns-repeated="8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00">
            <text:p>100</text:p>
          </table:table-cell>
          <table:table-cell table:formula="of:=[.A35]^2 *[.B35]" office:value-type="float" office:value="115600">
            <text:p>115600</text:p>
          </table:table-cell>
          <table:table-cell table:formula="of:=[.C35]-[.C34]" office:value-type="float" office:value="6700">
            <text:p>6700</text:p>
          </table:table-cell>
          <table:table-cell table:number-columns-repeated="8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00">
            <text:p>100</text:p>
          </table:table-cell>
          <table:table-cell table:formula="of:=[.A36]^2 *[.B36]" office:value-type="float" office:value="122500">
            <text:p>122500</text:p>
          </table:table-cell>
          <table:table-cell table:formula="of:=[.C36]-[.C35]" office:value-type="float" office:value="6900">
            <text:p>6900</text:p>
          </table:table-cell>
          <table:table-cell table:number-columns-repeated="8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00">
            <text:p>100</text:p>
          </table:table-cell>
          <table:table-cell table:formula="of:=[.A37]^2 *[.B37]" office:value-type="float" office:value="129600">
            <text:p>129600</text:p>
          </table:table-cell>
          <table:table-cell table:formula="of:=[.C37]-[.C36]" office:value-type="float" office:value="7100">
            <text:p>7100</text:p>
          </table:table-cell>
          <table:table-cell table:number-columns-repeated="8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00">
            <text:p>100</text:p>
          </table:table-cell>
          <table:table-cell table:formula="of:=[.A38]^2 *[.B38]" office:value-type="float" office:value="136900">
            <text:p>136900</text:p>
          </table:table-cell>
          <table:table-cell table:formula="of:=[.C38]-[.C37]" office:value-type="float" office:value="7300">
            <text:p>7300</text:p>
          </table:table-cell>
          <table:table-cell table:number-columns-repeated="8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00">
            <text:p>100</text:p>
          </table:table-cell>
          <table:table-cell table:formula="of:=[.A39]^2 *[.B39]" office:value-type="float" office:value="144400">
            <text:p>144400</text:p>
          </table:table-cell>
          <table:table-cell table:formula="of:=[.C39]-[.C38]" office:value-type="float" office:value="7500">
            <text:p>7500</text:p>
          </table:table-cell>
          <table:table-cell table:number-columns-repeated="8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00">
            <text:p>100</text:p>
          </table:table-cell>
          <table:table-cell table:formula="of:=[.A40]^2 *[.B40]" office:value-type="float" office:value="152100">
            <text:p>152100</text:p>
          </table:table-cell>
          <table:table-cell table:formula="of:=[.C40]-[.C39]" office:value-type="float" office:value="7700">
            <text:p>7700</text:p>
          </table:table-cell>
          <table:table-cell table:number-columns-repeated="8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table:formula="of:=[.A41]^2 *[.B41]" office:value-type="float" office:value="160000">
            <text:p>160000</text:p>
          </table:table-cell>
          <table:table-cell table:formula="of:=[.C41]-[.C40]" office:value-type="float" office:value="7900">
            <text:p>7900</text:p>
          </table:table-cell>
          <table:table-cell table:number-columns-repeated="8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00">
            <text:p>100</text:p>
          </table:table-cell>
          <table:table-cell table:formula="of:=[.A42]^2 *[.B42]" office:value-type="float" office:value="168100">
            <text:p>168100</text:p>
          </table:table-cell>
          <table:table-cell table:formula="of:=[.C42]-[.C41]" office:value-type="float" office:value="8100">
            <text:p>8100</text:p>
          </table:table-cell>
          <table:table-cell table:number-columns-repeated="8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00">
            <text:p>100</text:p>
          </table:table-cell>
          <table:table-cell table:formula="of:=[.A43]^2 *[.B43]" office:value-type="float" office:value="176400">
            <text:p>176400</text:p>
          </table:table-cell>
          <table:table-cell table:formula="of:=[.C43]-[.C42]" office:value-type="float" office:value="8300">
            <text:p>8300</text:p>
          </table:table-cell>
          <table:table-cell table:number-columns-repeated="8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00">
            <text:p>100</text:p>
          </table:table-cell>
          <table:table-cell table:formula="of:=[.A44]^2 *[.B44]" office:value-type="float" office:value="184900">
            <text:p>184900</text:p>
          </table:table-cell>
          <table:table-cell table:formula="of:=[.C44]-[.C43]" office:value-type="float" office:value="8500">
            <text:p>8500</text:p>
          </table:table-cell>
          <table:table-cell table:number-columns-repeated="8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100">
            <text:p>100</text:p>
          </table:table-cell>
          <table:table-cell table:formula="of:=[.A45]^2 *[.B45]" office:value-type="float" office:value="193600">
            <text:p>193600</text:p>
          </table:table-cell>
          <table:table-cell table:formula="of:=[.C45]-[.C44]" office:value-type="float" office:value="8700">
            <text:p>8700</text:p>
          </table:table-cell>
          <table:table-cell table:number-columns-repeated="8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00">
            <text:p>100</text:p>
          </table:table-cell>
          <table:table-cell table:formula="of:=[.A46]^2 *[.B46]" office:value-type="float" office:value="202500">
            <text:p>202500</text:p>
          </table:table-cell>
          <table:table-cell table:formula="of:=[.C46]-[.C45]" office:value-type="float" office:value="8900">
            <text:p>8900</text:p>
          </table:table-cell>
          <table:table-cell table:number-columns-repeated="8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00">
            <text:p>100</text:p>
          </table:table-cell>
          <table:table-cell table:formula="of:=[.A47]^2 *[.B47]" office:value-type="float" office:value="211600">
            <text:p>211600</text:p>
          </table:table-cell>
          <table:table-cell table:formula="of:=[.C47]-[.C46]" office:value-type="float" office:value="9100">
            <text:p>9100</text:p>
          </table:table-cell>
          <table:table-cell table:number-columns-repeated="8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00">
            <text:p>100</text:p>
          </table:table-cell>
          <table:table-cell table:formula="of:=[.A48]^2 *[.B48]" office:value-type="float" office:value="220900">
            <text:p>220900</text:p>
          </table:table-cell>
          <table:table-cell table:formula="of:=[.C48]-[.C47]" office:value-type="float" office:value="9300">
            <text:p>9300</text:p>
          </table:table-cell>
          <table:table-cell table:number-columns-repeated="8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100">
            <text:p>100</text:p>
          </table:table-cell>
          <table:table-cell table:formula="of:=[.A49]^2 *[.B49]" office:value-type="float" office:value="230400">
            <text:p>230400</text:p>
          </table:table-cell>
          <table:table-cell table:formula="of:=[.C49]-[.C48]" office:value-type="float" office:value="9500">
            <text:p>9500</text:p>
          </table:table-cell>
          <table:table-cell table:number-columns-repeated="8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table:formula="of:=[.A50]^2 *[.B50]" office:value-type="float" office:value="240100">
            <text:p>240100</text:p>
          </table:table-cell>
          <table:table-cell table:formula="of:=[.C50]-[.C49]" office:value-type="float" office:value="9700">
            <text:p>9700</text:p>
          </table:table-cell>
          <table:table-cell table:number-columns-repeated="8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table:formula="of:=[.A51]^2 *[.B51]" office:value-type="float" office:value="250000">
            <text:p>250000</text:p>
          </table:table-cell>
          <table:table-cell table:formula="of:=[.C51]-[.C50]" office:value-type="float" office:value="9900">
            <text:p>9900</text:p>
          </table:table-cell>
          <table:table-cell table:number-columns-repeated="8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7">02/17/2012</text:date>, <text:time>07:57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2-17T07:47:38.60</meta:creation-date>
    <dc:date>2012-02-17T07:57:32.64</dc:date>
    <meta:editing-duration>PT9M49S</meta:editing-duration>
    <meta:editing-cycles>8</meta:editing-cycles>
    <meta:generator>OpenOffice.org/3.3$Win32 OpenOffice.org_project/330m20$Build-9567</meta:generator>
    <meta:document-statistic meta:table-count="3" meta:cell-count="292" meta:object-count="0"/>
  </office:meta>
</office:document-meta>
</file>